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0.676cm" fo:min-width="1.829cm"/>
    </style:style>
    <style:style style:name="gr2" style:family="graphic" style:parent-style-name="standard">
      <style:graphic-properties svg:stroke-color="#000000" draw:fill-color="#ffb66c" draw:textarea-horizontal-align="justify" draw:textarea-vertical-align="middle" draw:auto-grow-height="false" fo:min-height="1.337cm" fo:min-width="1.141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648cm" fo:min-width="0.398cm" fo:wrap-option="wrap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b2b2b2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11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position="33% 58%" style:font-name="Liberation Serif"/>
    </style:style>
    <style:style style:name="T3" style:family="text">
      <style:text-properties style:text-position="-8%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29cm" svg:height="0.926cm" draw:transform="rotate (-0.523598775598299) translate (10.145cm 0.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-0.523598775598299) translate (14.119cm 2.69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-0.523598775598299) translate (12.623cm 1.4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-0.523598775598299) translate (12.704cm 1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38cm" svg:y1="2.199cm" svg:x2="11.94cm" svg:y2="1.947cm">
          <text:p/>
        </draw:line>
        <draw:line draw:style-name="gr4" draw:text-style-name="P4" draw:layer="layout" svg:x1="13.896cm" svg:y1="3.075cm" svg:x2="13.478cm" svg:y2="2.834cm">
          <text:p/>
        </draw:line>
        <draw:custom-shape draw:style-name="gr5" draw:text-style-name="P4" draw:layer="layout" svg:width="0.926cm" svg:height="1.349cm" draw:transform="rotate (-3.14159265358979) translate (8.126cm 9.3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7.656cm" svg:y1="10.338cm" svg:x2="7.668cm" svg:y2="8.024cm">
          <text:p/>
        </draw:line>
        <draw:line draw:style-name="gr7" draw:text-style-name="P4" draw:layer="layout" svg:x1="2.386cm" svg:y1="10.351cm" svg:x2="12.794cm" svg:y2="10.351cm">
          <text:p/>
        </draw:line>
        <draw:line draw:style-name="gr7" draw:text-style-name="P4" draw:layer="layout" svg:x1="2.903cm" svg:y1="10.359cm" svg:x2="2.3cm" svg:y2="10.962cm">
          <text:p/>
        </draw:line>
        <draw:line draw:style-name="gr7" draw:text-style-name="P4" draw:layer="layout" svg:x1="3.403cm" svg:y1="10.36cm" svg:x2="2.8cm" svg:y2="10.963cm">
          <text:p/>
        </draw:line>
        <draw:line draw:style-name="gr7" draw:text-style-name="P4" draw:layer="layout" svg:x1="3.903cm" svg:y1="10.361cm" svg:x2="3.3cm" svg:y2="10.964cm">
          <text:p/>
        </draw:line>
        <draw:line draw:style-name="gr7" draw:text-style-name="P4" draw:layer="layout" svg:x1="4.403cm" svg:y1="10.362cm" svg:x2="3.8cm" svg:y2="10.965cm">
          <text:p/>
        </draw:line>
        <draw:line draw:style-name="gr8" draw:text-style-name="P4" draw:layer="layout" svg:x1="5.403cm" svg:y1="10.359cm" svg:x2="4.8cm" svg:y2="10.962cm">
          <text:p/>
        </draw:line>
        <draw:line draw:style-name="gr8" draw:text-style-name="P4" draw:layer="layout" svg:x1="4.903cm" svg:y1="10.36cm" svg:x2="4.3cm" svg:y2="10.963cm">
          <text:p/>
        </draw:line>
        <draw:line draw:style-name="gr8" draw:text-style-name="P4" draw:layer="layout" svg:x1="5.903cm" svg:y1="10.36cm" svg:x2="5.3cm" svg:y2="10.963cm">
          <text:p/>
        </draw:line>
        <draw:line draw:style-name="gr8" draw:text-style-name="P4" draw:layer="layout" svg:x1="6.403cm" svg:y1="10.361cm" svg:x2="5.8cm" svg:y2="10.964cm">
          <text:p/>
        </draw:line>
        <draw:line draw:style-name="gr8" draw:text-style-name="P4" draw:layer="layout" svg:x1="6.903cm" svg:y1="10.362cm" svg:x2="6.3cm" svg:y2="10.965cm">
          <text:p/>
        </draw:line>
        <draw:line draw:style-name="gr7" draw:text-style-name="P4" draw:layer="layout" svg:x1="7.903cm" svg:y1="10.359cm" svg:x2="7.3cm" svg:y2="10.962cm">
          <text:p/>
        </draw:line>
        <draw:line draw:style-name="gr7" draw:text-style-name="P4" draw:layer="layout" svg:x1="7.403cm" svg:y1="10.36cm" svg:x2="6.8cm" svg:y2="10.963cm">
          <text:p/>
        </draw:line>
        <draw:line draw:style-name="gr7" draw:text-style-name="P4" draw:layer="layout" svg:x1="8.403cm" svg:y1="10.36cm" svg:x2="7.8cm" svg:y2="10.963cm">
          <text:p/>
        </draw:line>
        <draw:line draw:style-name="gr7" draw:text-style-name="P4" draw:layer="layout" svg:x1="8.903cm" svg:y1="10.361cm" svg:x2="8.3cm" svg:y2="10.964cm">
          <text:p/>
        </draw:line>
        <draw:line draw:style-name="gr7" draw:text-style-name="P4" draw:layer="layout" svg:x1="9.403cm" svg:y1="10.362cm" svg:x2="8.8cm" svg:y2="10.965cm">
          <text:p/>
        </draw:line>
        <draw:line draw:style-name="gr8" draw:text-style-name="P4" draw:layer="layout" svg:x1="10.403cm" svg:y1="10.359cm" svg:x2="9.8cm" svg:y2="10.962cm">
          <text:p/>
        </draw:line>
        <draw:line draw:style-name="gr8" draw:text-style-name="P4" draw:layer="layout" svg:x1="9.903cm" svg:y1="10.36cm" svg:x2="9.3cm" svg:y2="10.963cm">
          <text:p/>
        </draw:line>
        <draw:line draw:style-name="gr8" draw:text-style-name="P4" draw:layer="layout" svg:x1="10.903cm" svg:y1="10.36cm" svg:x2="10.3cm" svg:y2="10.963cm">
          <text:p/>
        </draw:line>
        <draw:line draw:style-name="gr8" draw:text-style-name="P4" draw:layer="layout" svg:x1="11.403cm" svg:y1="10.361cm" svg:x2="10.8cm" svg:y2="10.964cm">
          <text:p/>
        </draw:line>
        <draw:line draw:style-name="gr8" draw:text-style-name="P4" draw:layer="layout" svg:x1="11.903cm" svg:y1="10.362cm" svg:x2="11.3cm" svg:y2="10.965cm">
          <text:p/>
        </draw:line>
        <draw:line draw:style-name="gr8" draw:text-style-name="P4" draw:layer="layout" svg:x1="12.403cm" svg:y1="10.363cm" svg:x2="11.8cm" svg:y2="10.966cm">
          <text:p/>
        </draw:line>
        <draw:frame draw:style-name="gr9" draw:text-style-name="P5" draw:layer="layout" svg:width="1.117cm" svg:height="0.954cm" svg:x="8.132cm" svg:y="9.124cm">
          <draw:text-box>
            <text:p><text:span text:style-name="T1">1</text:span></text:p>
          </draw:text-box>
        </draw:frame>
        <draw:frame draw:style-name="gr10" draw:text-style-name="P5" draw:layer="layout" svg:width="2.499cm" svg:height="1.677cm" svg:x="10.495cm" svg:y="5.037cm">
          <draw:text-box>
            <text:p><text:span text:style-name="T1">p</text:span><text:span text:style-name="T2">k</text:span><text:span text:style-name="T3">1</text:span></text:p>
          </draw:text-box>
        </draw:frame>
        <draw:custom-shape draw:style-name="gr1" draw:text-style-name="P1" draw:layer="layout" svg:width="2.329cm" svg:height="0.926cm" draw:transform="rotate (0.349065850398866) translate (0.834cm 4.57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9cm" svg:height="0.926cm" draw:transform="rotate (0.349065850398866) translate (5.145cm 3.0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41cm" svg:height="1.587cm" draw:transform="rotate (0.349065850398866) translate (3.194cm 3.3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draw:transform="rotate (0.349065850398866) translate (3.422cm 3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649cm" svg:y1="4.022cm" svg:x2="3.173cm" svg:y2="4.197cm">
          <text:p/>
        </draw:line>
        <draw:line draw:style-name="gr4" draw:text-style-name="P4" draw:layer="layout" svg:x1="5.294cm" svg:y1="3.424cm" svg:x2="4.841cm" svg:y2="3.589cm">
          <text:p/>
        </draw:line>
        <draw:line draw:style-name="gr11" draw:text-style-name="P4" draw:layer="layout" svg:x1="12.52cm" svg:y1="3.174cm" svg:x2="7.667cm" svg:y2="8.019cm">
          <text:p/>
        </draw:line>
        <draw:line draw:style-name="gr11" draw:text-style-name="P4" draw:layer="layout" svg:x1="4.518cm" svg:y1="4.531cm" svg:x2="7.669cm" svg:y2="8.024cm">
          <text:p/>
        </draw:line>
        <draw:frame draw:style-name="gr10" draw:text-style-name="P5" draw:layer="layout" svg:width="2.499cm" svg:height="1.677cm" svg:x="4.675cm" svg:y="5.639cm">
          <draw:text-box>
            <text:p><text:span text:style-name="T1">p</text:span><text:span text:style-name="T2">1</text:span><text:span text:style-name="T3">1</text:span></text:p>
          </draw:text-box>
        </draw:frame>
        <draw:frame draw:style-name="gr9" draw:text-style-name="P5" draw:layer="layout" svg:width="1.117cm" svg:height="0.954cm" svg:x="3.371cm" svg:y="2.124cm">
          <draw:text-box>
            <text:p><text:span text:style-name="T1">1</text:span></text:p>
          </draw:text-box>
        </draw:frame>
        <draw:frame draw:style-name="gr9" draw:text-style-name="P5" draw:layer="layout" svg:width="1.117cm" svg:height="0.954cm" svg:x="13.474cm" svg:y="0.97cm">
          <draw:text-box>
            <text:p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42:49.441000000</meta:creation-date>
    <dc:date>2022-11-14T14:22:44.185000000</dc:date>
    <meta:editing-duration>PT14M59S</meta:editing-duration>
    <meta:editing-cycles>3</meta:editing-cycles>
    <meta:generator>LibreOffice/7.2.0.4$Windows_X86_64 LibreOffice_project/9a9c6381e3f7a62afc1329bd359cc48accb6435b</meta:generator>
    <meta:document-statistic meta:object-count="42"/>
  </office:meta>
</office:document-meta>
</file>